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ModelWriter.addElementWithText( Element parent , String tagName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ModelWriter.writeComment( Writer out , Comment comment , int ind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ModelWriter.ge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ModelWriter.write( Writer o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mlModelWriter.XmlModelWriter( File starterFile , String rootName , String publicID , String systemID , String headerCom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XmlModelWriter.writeElement( Writer out , Element element , int ind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XmlModelWriter.getRoo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ModelWriter.simpleFastWrite( Writer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ModelWriter.addComment( Element parent , String comment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ModelWriter.doIndent( Writer out , int ind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ModelWriter.filterValue( Writer writer , String value , boolean filterQuot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mlModelWriter.addElement( Element parent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